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</office:automatic-styles>
  <office:body>
    <office:spreadsheet>
      <table:table table:name="Savings Table" table:style-name="ta1" table:print="false">
        <table:table-column table:style-name="co1" table:number-columns-repeated="1024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2"/>
          <table:table-cell table:style-name="ce2" office:value-type="string">
            <text:p>Savings Account Problem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3" office:value-type="currency" office:currency="USD" office:value="100">
            <text:p>$100.00</text:p>
          </table:table-cell>
          <table:table-cell office:value-type="string">
            <text:p><text:s/>= Princip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percentage" office:value="0.05">
            <text:p>5.00%</text:p>
          </table:table-cell>
          <table:table-cell office:value-type="string">
            <text:p><text:s/>= Interest Rat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ear</text:p>
          </table:table-cell>
          <table:table-cell office:value-type="string">
            <text:p>Savings </text:p>
          </table:table-cell>
          <table:table-cell office:value-type="string">
            <text:p>Interest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lance</text:p>
          </table:table-cell>
          <table:table-cell office:value-type="string">
            <text:p>Ear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4]" office:value-type="currency" office:currency="USD" office:value="100">
            <text:p>$100.00</text:p>
          </table:table-cell>
          <table:table-cell table:formula="of:=[.D10]*[.$D$5]" office:value-type="currency" office:currency="USD" office:value="5">
            <text:p>$5.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10]+[.E10]" office:value-type="currency" office:currency="USD" office:value="105">
            <text:p>$105.00</text:p>
          </table:table-cell>
          <table:table-cell table:formula="of:=[.D11]*[.$D$5]" office:value-type="currency" office:currency="USD" office:value="5.25">
            <text:p>$5.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1]+[.E11]" office:value-type="currency" office:currency="USD" office:value="110.25">
            <text:p>$110.25</text:p>
          </table:table-cell>
          <table:table-cell table:formula="of:=[.D12]*[.$D$5]" office:value-type="currency" office:currency="USD" office:value="5.5125">
            <text:p>$5.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2]+[.E12]" office:value-type="currency" office:currency="USD" office:value="115.7625">
            <text:p>$115.76</text:p>
          </table:table-cell>
          <table:table-cell table:formula="of:=[.D13]*[.$D$5]" office:value-type="currency" office:currency="USD" office:value="5.788125">
            <text:p>$5.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3]+[.E13]" office:value-type="currency" office:currency="USD" office:value="121.550625">
            <text:p>$121.55</text:p>
          </table:table-cell>
          <table:table-cell table:formula="of:=[.D14]*[.$D$5]" office:value-type="currency" office:currency="USD" office:value="6.07753125">
            <text:p>$6.0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4]+[.E14]" office:value-type="currency" office:currency="USD" office:value="127.62815625">
            <text:p>$127.63</text:p>
          </table:table-cell>
          <table:table-cell table:formula="of:=[.D15]*[.$D$5]" office:value-type="currency" office:currency="USD" office:value="6.3814078125">
            <text:p>$6.3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5]+[.E15]" office:value-type="currency" office:currency="USD" office:value="134.0095640625">
            <text:p>$134.01</text:p>
          </table:table-cell>
          <table:table-cell table:formula="of:=[.D16]*[.$D$5]" office:value-type="currency" office:currency="USD" office:value="6.700478203125">
            <text:p>$6.7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6]+[.E16]" office:value-type="currency" office:currency="USD" office:value="140.710042265625">
            <text:p>$140.71</text:p>
          </table:table-cell>
          <table:table-cell table:formula="of:=[.D17]*[.$D$5]" office:value-type="currency" office:currency="USD" office:value="7.03550211328125">
            <text:p>$7.0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7]+[.E17]" office:value-type="currency" office:currency="USD" office:value="147.745544378906">
            <text:p>$147.75</text:p>
          </table:table-cell>
          <table:table-cell table:formula="of:=[.D18]*[.$D$5]" office:value-type="currency" office:currency="USD" office:value="7.38727721894531">
            <text:p>$7.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18]+[.E18]" office:value-type="currency" office:currency="USD" office:value="155.132821597852">
            <text:p>$155.13</text:p>
          </table:table-cell>
          <table:table-cell table:formula="of:=[.D19]*[.$D$5]" office:value-type="currency" office:currency="USD" office:value="7.75664107989258">
            <text:p>$7.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19]+[.E19]" office:value-type="currency" office:currency="USD" office:value="162.889462677744">
            <text:p>$162.89</text:p>
          </table:table-cell>
          <table:table-cell table:formula="of:=[.D20]*[.$D$5]" office:value-type="currency" office:currency="USD" office:value="8.14447313388721">
            <text:p>$8.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0]+[.E20]" office:value-type="currency" office:currency="USD" office:value="171.033935811631">
            <text:p>$171.03</text:p>
          </table:table-cell>
          <table:table-cell table:formula="of:=[.D21]*[.$D$5]" office:value-type="currency" office:currency="USD" office:value="8.55169679058156">
            <text:p>$8.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1]+[.E21]" office:value-type="currency" office:currency="USD" office:value="179.585632602213">
            <text:p>$179.59</text:p>
          </table:table-cell>
          <table:table-cell table:formula="of:=[.D22]*[.$D$5]" office:value-type="currency" office:currency="USD" office:value="8.97928163011064">
            <text:p>$8.9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2]+[.E22]" office:value-type="currency" office:currency="USD" office:value="188.564914232324">
            <text:p>$188.56</text:p>
          </table:table-cell>
          <table:table-cell table:formula="of:=[.D23]*[.$D$5]" office:value-type="currency" office:currency="USD" office:value="9.42824571161618">
            <text:p>$9.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23]+[.E23]" office:value-type="currency" office:currency="USD" office:value="197.99315994394">
            <text:p>$197.99</text:p>
          </table:table-cell>
          <table:table-cell table:formula="of:=[.D24]*[.$D$5]" office:value-type="currency" office:currency="USD" office:value="9.89965799719698">
            <text:p>$9.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4]+[.E24]" office:value-type="currency" office:currency="USD" office:value="207.892817941137">
            <text:p>$207.89</text:p>
          </table:table-cell>
          <table:table-cell table:formula="of:=[.D25]*[.$D$5]" office:value-type="currency" office:currency="USD" office:value="10.3946408970568">
            <text:p>$10.3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5]+[.E25]" office:value-type="currency" office:currency="USD" office:value="218.287458838193">
            <text:p>$218.29</text:p>
          </table:table-cell>
          <table:table-cell table:formula="of:=[.D26]*[.$D$5]" office:value-type="currency" office:currency="USD" office:value="10.9143729419097">
            <text:p>$10.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26]+[.E26]" office:value-type="currency" office:currency="USD" office:value="229.201831780103">
            <text:p>$229.20</text:p>
          </table:table-cell>
          <table:table-cell table:formula="of:=[.D27]*[.$D$5]" office:value-type="currency" office:currency="USD" office:value="11.4600915890052">
            <text:p>$11.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27]+[.E27]" office:value-type="currency" office:currency="USD" office:value="240.661923369108">
            <text:p>$240.66</text:p>
          </table:table-cell>
          <table:table-cell table:formula="of:=[.D28]*[.$D$5]" office:value-type="currency" office:currency="USD" office:value="12.0330961684554">
            <text:p>$12.0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28]+[.E28]" office:value-type="currency" office:currency="USD" office:value="252.695019537564">
            <text:p>$252.70</text:p>
          </table:table-cell>
          <table:table-cell table:formula="of:=[.D29]*[.$D$5]" office:value-type="currency" office:currency="USD" office:value="12.6347509768782">
            <text:p>$12.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29]+[.E29]" office:value-type="currency" office:currency="USD" office:value="265.329770514442">
            <text:p>$265.33</text:p>
          </table:table-cell>
          <table:table-cell table:formula="of:=[.D30]*[.$D$5]" office:value-type="currency" office:currency="USD" office:value="13.2664885257221">
            <text:p>$13.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0]+[.E30]" office:value-type="currency" office:currency="USD" office:value="278.596259040164">
            <text:p>$278.60</text:p>
          </table:table-cell>
          <table:table-cell table:formula="of:=[.D31]*[.$D$5]" office:value-type="currency" office:currency="USD" office:value="13.9298129520082">
            <text:p>$13.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1]+[.E31]" office:value-type="currency" office:currency="USD" office:value="292.526071992172">
            <text:p>$292.53</text:p>
          </table:table-cell>
          <table:table-cell table:formula="of:=[.D32]*[.$D$5]" office:value-type="currency" office:currency="USD" office:value="14.6263035996086">
            <text:p>$14.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2]+[.E32]" office:value-type="currency" office:currency="USD" office:value="307.152375591781">
            <text:p>$307.15</text:p>
          </table:table-cell>
          <table:table-cell table:formula="of:=[.D33]*[.$D$5]" office:value-type="currency" office:currency="USD" office:value="15.357618779589">
            <text:p>$15.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33]+[.E33]" office:value-type="currency" office:currency="USD" office:value="322.50999437137">
            <text:p>$322.51</text:p>
          </table:table-cell>
          <table:table-cell table:formula="of:=[.D34]*[.$D$5]" office:value-type="currency" office:currency="USD" office:value="16.1254997185685">
            <text:p>$16.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34]+[.E34]" office:value-type="currency" office:currency="USD" office:value="338.635494089938">
            <text:p>$338.64</text:p>
          </table:table-cell>
          <table:table-cell table:formula="of:=[.D35]*[.$D$5]" office:value-type="currency" office:currency="USD" office:value="16.9317747044969">
            <text:p>$16.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35]+[.E35]" office:value-type="currency" office:currency="USD" office:value="355.567268794435">
            <text:p>$355.57</text:p>
          </table:table-cell>
          <table:table-cell table:formula="of:=[.D36]*[.$D$5]" office:value-type="currency" office:currency="USD" office:value="17.7783634397218">
            <text:p>$17.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36]+[.E36]" office:value-type="currency" office:currency="USD" office:value="373.345632234157">
            <text:p>$373.35</text:p>
          </table:table-cell>
          <table:table-cell table:formula="of:=[.D37]*[.$D$5]" office:value-type="currency" office:currency="USD" office:value="18.6672816117078">
            <text:p>$18.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37]+[.E37]" office:value-type="currency" office:currency="USD" office:value="392.012913845865">
            <text:p>$392.01</text:p>
          </table:table-cell>
          <table:table-cell table:formula="of:=[.D38]*[.$D$5]" office:value-type="currency" office:currency="USD" office:value="19.6006456922932">
            <text:p>$19.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38]+[.E38]" office:value-type="currency" office:currency="USD" office:value="411.613559538158">
            <text:p>$411.61</text:p>
          </table:table-cell>
          <table:table-cell table:formula="of:=[.D39]*[.$D$5]" office:value-type="currency" office:currency="USD" office:value="20.5806779769079">
            <text:p>$20.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39]+[.E39]" office:value-type="currency" office:currency="USD" office:value="432.194237515066">
            <text:p>$432.19</text:p>
          </table:table-cell>
          <table:table-cell table:formula="of:=[.D40]*[.$D$5]" office:value-type="currency" office:currency="USD" office:value="21.6097118757533">
            <text:p>$21.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0]+[.E40]" office:value-type="currency" office:currency="USD" office:value="453.803949390819">
            <text:p>$453.80</text:p>
          </table:table-cell>
          <table:table-cell table:formula="of:=[.D41]*[.$D$5]" office:value-type="currency" office:currency="USD" office:value="22.690197469541">
            <text:p>$22.6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1]+[.E41]" office:value-type="currency" office:currency="USD" office:value="476.49414686036">
            <text:p>$476.49</text:p>
          </table:table-cell>
          <table:table-cell table:formula="of:=[.D42]*[.$D$5]" office:value-type="currency" office:currency="USD" office:value="23.824707343018">
            <text:p>$23.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42]+[.E42]" office:value-type="currency" office:currency="USD" office:value="500.318854203378">
            <text:p>$500.32</text:p>
          </table:table-cell>
          <table:table-cell table:formula="of:=[.D43]*[.$D$5]" office:value-type="currency" office:currency="USD" office:value="25.0159427101689">
            <text:p>$25.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43]+[.E43]" office:value-type="currency" office:currency="USD" office:value="525.334796913547">
            <text:p>$525.33</text:p>
          </table:table-cell>
          <table:table-cell table:formula="of:=[.D44]*[.$D$5]" office:value-type="currency" office:currency="USD" office:value="26.2667398456774">
            <text:p>$26.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44]+[.E44]" office:value-type="currency" office:currency="USD" office:value="551.601536759225">
            <text:p>$551.60</text:p>
          </table:table-cell>
          <table:table-cell table:formula="of:=[.D45]*[.$D$5]" office:value-type="currency" office:currency="USD" office:value="27.5800768379612">
            <text:p>$27.5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45]+[.E45]" office:value-type="currency" office:currency="USD" office:value="579.181613597186">
            <text:p>$579.18</text:p>
          </table:table-cell>
          <table:table-cell table:formula="of:=[.D46]*[.$D$5]" office:value-type="currency" office:currency="USD" office:value="28.9590806798593">
            <text:p>$28.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46]+[.E46]" office:value-type="currency" office:currency="USD" office:value="608.140694277045">
            <text:p>$608.14</text:p>
          </table:table-cell>
          <table:table-cell table:formula="of:=[.D47]*[.$D$5]" office:value-type="currency" office:currency="USD" office:value="30.4070347138523">
            <text:p>$30.4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D47]+[.E47]" office:value-type="currency" office:currency="USD" office:value="638.547728990897">
            <text:p>$638.55</text:p>
          </table:table-cell>
          <table:table-cell table:formula="of:=[.D48]*[.$D$5]" office:value-type="currency" office:currency="USD" office:value="31.9273864495449">
            <text:p>$31.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D48]+[.E48]" office:value-type="currency" office:currency="USD" office:value="670.475115440442">
            <text:p>$670.48</text:p>
          </table:table-cell>
          <table:table-cell table:formula="of:=[.D49]*[.$D$5]" office:value-type="currency" office:currency="USD" office:value="33.5237557720221">
            <text:p>$33.5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49]+[.E49]" office:value-type="currency" office:currency="USD" office:value="703.998871212464">
            <text:p>$704.00</text:p>
          </table:table-cell>
          <table:table-cell table:formula="of:=[.D50]*[.$D$5]" office:value-type="currency" office:currency="USD" office:value="35.1999435606232">
            <text:p>$35.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D50]+[.E50]" office:value-type="currency" office:currency="USD" office:value="739.198814773087">
            <text:p>$739.20</text:p>
          </table:table-cell>
          <table:table-cell table:formula="of:=[.D51]*[.$D$5]" office:value-type="currency" office:currency="USD" office:value="36.9599407386544">
            <text:p>$36.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D51]+[.E51]" office:value-type="currency" office:currency="USD" office:value="776.158755511742">
            <text:p>$776.16</text:p>
          </table:table-cell>
          <table:table-cell table:formula="of:=[.D52]*[.$D$5]" office:value-type="currency" office:currency="USD" office:value="38.8079377755871">
            <text:p>$38.8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D52]+[.E52]" office:value-type="currency" office:currency="USD" office:value="814.966693287329">
            <text:p>$814.97</text:p>
          </table:table-cell>
          <table:table-cell table:formula="of:=[.D53]*[.$D$5]" office:value-type="currency" office:currency="USD" office:value="40.7483346643665">
            <text:p>$40.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D53]+[.E53]" office:value-type="currency" office:currency="USD" office:value="855.715027951695">
            <text:p>$855.72</text:p>
          </table:table-cell>
          <table:table-cell table:formula="of:=[.D54]*[.$D$5]" office:value-type="currency" office:currency="USD" office:value="42.7857513975848">
            <text:p>$42.7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54]+[.E54]" office:value-type="currency" office:currency="USD" office:value="898.50077934928">
            <text:p>$898.50</text:p>
          </table:table-cell>
          <table:table-cell table:formula="of:=[.D55]*[.$D$5]" office:value-type="currency" office:currency="USD" office:value="44.925038967464">
            <text:p>$44.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D55]+[.E55]" office:value-type="currency" office:currency="USD" office:value="943.425818316744">
            <text:p>$943.43</text:p>
          </table:table-cell>
          <table:table-cell table:formula="of:=[.D56]*[.$D$5]" office:value-type="currency" office:currency="USD" office:value="47.1712909158372">
            <text:p>$47.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D56]+[.E56]" office:value-type="currency" office:currency="USD" office:value="990.597109232581">
            <text:p>$990.60</text:p>
          </table:table-cell>
          <table:table-cell table:formula="of:=[.D57]*[.$D$5]" office:value-type="currency" office:currency="USD" office:value="49.5298554616291">
            <text:p>$49.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D57]+[.E57]" office:value-type="currency" office:currency="USD" office:value="1040.12696469421">
            <text:p>$1,040.13</text:p>
          </table:table-cell>
          <table:table-cell table:formula="of:=[.D58]*[.$D$5]" office:value-type="currency" office:currency="USD" office:value="52.0063482347105">
            <text:p>$52.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D58]+[.E58]" office:value-type="currency" office:currency="USD" office:value="1092.13331292892">
            <text:p>$1,092.13</text:p>
          </table:table-cell>
          <table:table-cell table:formula="of:=[.D59]*[.$D$5]" office:value-type="currency" office:currency="USD" office:value="54.6066656464461">
            <text:p>$54.6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D59]+[.E59]" office:value-type="currency" office:currency="USD" office:value="1146.73997857537">
            <text:p>$1,146.74</text:p>
          </table:table-cell>
          <table:table-cell table:formula="of:=[.D60]*[.$D$5]" office:value-type="currency" office:currency="USD" office:value="57.3369989287684">
            <text:p>$57.34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9/27/2012</text:date>, <text:time>10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2-09-27T09:52:48.70</meta:creation-date>
    <dc:date>2012-09-27T10:05:22.94</dc:date>
    <dc:creator>RCC RCCD</dc:creator>
    <meta:editing-duration>PT12M37S</meta:editing-duration>
    <meta:editing-cycles>1</meta:editing-cycles>
    <meta:document-statistic meta:table-count="1" meta:cell-count="163" meta:object-count="0"/>
    <meta:generator>OpenOffice.org/3.4$Win32 OpenOffice.org_project/340m1$Build-9590</meta:generator>
  </office:meta>
</office:document-meta>
</file>